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'Courier New'" style:font-family-asian="'Courier New'" style:font-family-complex="'Courier New'" fo:background-color="transparent" fo:color="#004dbb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00b050"/>
    </style:style>
    <style:style style:name="T15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ming Assignment_3</text:span></text:p>
      <text:p text:style-name="P2"><text:span text:style-name="T2"/></text:p>
      <text:p text:style-name="P2"><text:span text:style-name="T2">1. Write a Python Program to Check if a Number is Positive, Negative or Zero?</text:span></text:p>
      <text:p text:style-name="P2"><text:span text:style-name="T2">Sol.</text:span></text:p>
      <text:p text:style-name="P2"><text:span text:style-name="T3">num = -1</text:span></text:p>
      <text:p text:style-name="P2"><text:span text:style-name="T3"/></text:p>
      <text:p text:style-name="P2"><text:span text:style-name="T3">if num &gt; 0:</text:span></text:p>
      <text:p text:style-name="P2"><text:span text:style-name="T3"><text:s text:c="4"/>print("The number you have entered is postive")</text:span></text:p>
      <text:p text:style-name="P2"><text:span text:style-name="T3">elif num &lt; 0:</text:span></text:p>
      <text:p text:style-name="P2"><text:span text:style-name="T3"><text:s text:c="4"/>print("The number you have entered is negative")</text:span></text:p>
      <text:p text:style-name="P2"><text:span text:style-name="T3">else:</text:span></text:p>
      <text:p text:style-name="P2"><text:span text:style-name="T3"><text:s text:c="4"/>print("The number you have entered is zero")</text:span></text:p>
      <text:p text:style-name="P3"><draw:frame text:anchor-type="as-char" svg:width="124.62mm" svg:height="48.15mm" style:rel-width="scale" style:rel-height="scale"><draw:object-ole xlink:href="OleObj1"/><draw:image xlink:href="ObjectReplacements/OleObj1"/></draw:frame><text:span text:style-name="T3"/></text:p>
      <text:p text:style-name="P4"><text:span text:style-name="T4">The number you have entered is negative</text:span><text:span text:style-name="T5"/></text:p>
      <text:p text:style-name="P5"><draw:frame text:anchor-type="as-char" svg:width="80.17mm" svg:height="11.11mm" style:rel-width="scale" style:rel-height="scale"><draw:object-ole xlink:href="OleObj2"/><draw:image xlink:href="ObjectReplacements/OleObj2"/></draw:frame><text:span text:style-name="T5"/></text:p>
      <text:p text:style-name="P6"><text:span text:style-name="T6">2. Write a Python Program to Check if a Number is Odd or Even?</text:span></text:p>
      <text:p text:style-name="P6"><text:span text:style-name="T6">Sol.</text:span></text:p>
      <text:p text:style-name="P6"><text:span text:style-name="T7">Example 1:</text:span><text:span text:style-name="T8"/></text:p>
      <text:p text:style-name="P7"><text:span text:style-name="T9">num = int(input("Enter a number:1234"))</text:span></text:p>
      <text:p text:style-name="P7"><text:span text:style-name="T9"/></text:p>
      <text:p text:style-name="P7"><text:span text:style-name="T9">if num%2 == 0:</text:span></text:p>
      <text:p text:style-name="P7"><text:span text:style-name="T9"><text:s text:c="4"/>print(num, "is even")</text:span></text:p>
      <text:p text:style-name="P7"><text:span text:style-name="T9">else:</text:span></text:p>
      <text:p text:style-name="P7"><text:span text:style-name="T9"><text:s text:c="4"/>print(num, "is odd")</text:span></text:p>
      <text:p text:style-name="P7"><text:span text:style-name="T10"><text:s/></text:span></text:p>
      <text:p text:style-name="P8"><draw:frame text:anchor-type="as-char" svg:width="109.54mm" svg:height="41.80mm" style:rel-width="scale" style:rel-height="scale"><draw:object-ole xlink:href="OleObj3"/><draw:image xlink:href="ObjectReplacements/OleObj3"/></draw:frame><text:span text:style-name="T11"/></text:p>
      <text:p text:style-name="P8"><text:span text:style-name="T12">Enter a number:1234</text:span></text:p>
      <text:p text:style-name="P8"><text:span text:style-name="T12">1234 is an Even number.</text:span></text:p>
      <text:p text:style-name="P8"><draw:frame text:anchor-type="as-char" svg:width="59.80mm" svg:height="7.67mm" style:rel-width="scale" style:rel-height="scale"><draw:object-ole xlink:href="OleObj4"/><draw:image xlink:href="ObjectReplacements/OleObj4"/></draw:frame><text:span text:style-name="T13"/></text:p>
      <text:p text:style-name="P8"><text:span text:style-name="T14">Example 2:</text:span></text:p>
      <text:p text:style-name="P9"><text:span text:style-name="T15">num = int(input("Enter a number:121"))</text:span></text:p>
      <text:p text:style-name="P9"><text:span text:style-name="T15"/></text:p>
      <text:p text:style-name="P9"><text:span text:style-name="T15">if num%2 == 0:</text:span></text:p>
      <text:p text:style-name="P9"><text:span text:style-name="T15"><text:s text:c="4"/>print(num, "is even")</text:span></text:p>
      <text:p text:style-name="P9"><text:span text:style-name="T15">else:</text:span></text:p>
      <text:p text:style-name="P9"><text:span text:style-name="T15"><text:s text:c="4"/>print(num, "is odd")</text:span></text:p>
      <text:p text:style-name="P10"><text:span text:style-name="T16"/></text:p>
      <text:p text:style-name="P10"><draw:frame text:anchor-type="as-char" svg:width="108.48mm" svg:height="41.01mm" style:rel-width="scale" style:rel-height="scale"><draw:object-ole xlink:href="OleObj5"/><draw:image xlink:href="ObjectReplacements/OleObj5"/></draw:frame><text:span text:style-name="T16"/></text:p>
      <text:p text:style-name="P10"><text:span text:style-name="T17">Enter a number:121</text:span></text:p>
      <text:p text:style-name="P10"><text:span text:style-name="T17">121 ia an Odd number.</text:span></text:p>
      <text:p text:style-name="P10"><draw:frame text:anchor-type="as-char" svg:width="47.36mm" svg:height="7.41mm" style:rel-width="scale" style:rel-height="scale"><draw:object-ole xlink:href="OleObj6"/><draw:image xlink:href="ObjectReplacements/OleObj6"/></draw:frame><text:span text:style-name="T17"/></text:p>
      <text:p text:style-name="P11"><text:span text:style-name="T18">3. Write a Python Program to Check Leap Year?</text:span></text:p>
      <text:p text:style-name="P11"><text:span text:style-name="T18">Sol.</text:span></text:p>
      <text:p text:style-name="P12"><text:span text:style-name="T19">year = 2020</text:span></text:p>
      <text:p text:style-name="P12"><text:span text:style-name="T19"/></text:p>
      <text:p text:style-name="P12"><text:span text:style-name="T19">if(((year % 4 == 0) and (year % 100 != 0)) or (year % 400 == 0)):</text:span></text:p>
      <text:p text:style-name="P12"><text:span text:style-name="T19"><text:s text:c="4"/>print("Leap Year")</text:span></text:p>
      <text:p text:style-name="P12"><text:span text:style-name="T19">else:</text:span></text:p>
      <text:p text:style-name="P12"><text:span text:style-name="T19"><text:s text:c="4"/>print("Not a Leap Year")</text:span></text:p>
      <text:p text:style-name="P13"><text:span text:style-name="T20"/></text:p>
      <text:p text:style-name="P13"><text:span text:style-name="T20">2020<text:s text:c="2"/>is a Leap year.</text:span></text:p>
      <text:p text:style-name="P13"><text:span text:style-name="T21">4. Write a Python Program to Check Prime Number?</text:span></text:p>
      <text:p text:style-name="P13"><text:span text:style-name="T21">Sol.</text:span></text:p>
      <text:p text:style-name="P13"><text:span text:style-name="T22">num = int(input("Enter a number"))</text:span></text:p>
      <text:p text:style-name="P13"><text:span text:style-name="T22"/></text:p>
      <text:p text:style-name="P13"><text:span text:style-name="T22">flag = False</text:span></text:p>
      <text:p text:style-name="P13"><text:span text:style-name="T22"/></text:p>
      <text:p text:style-name="P13"><text:span text:style-name="T22">if (num&gt;1):</text:span></text:p>
      <text:p text:style-name="P13"><text:span text:style-name="T22"><text:s text:c="4"/>for i in range(2,num):</text:span></text:p>
      <text:p text:style-name="P13"><text:span text:style-name="T22"><text:s text:c="8"/>if (num%i == 0):</text:span></text:p>
      <text:p text:style-name="P13"><text:span text:style-name="T22"><text:s text:c="12"/>flag = True</text:span></text:p>
      <text:p text:style-name="P13"><text:span text:style-name="T22"><text:s text:c="12"/>break</text:span></text:p>
      <text:p text:style-name="P13"><text:span text:style-name="T22">else:</text:span></text:p>
      <text:p text:style-name="P13"><text:span text:style-name="T22"><text:s text:c="4"/>print("The number you have entered {} is not prime not composite".format(num))</text:span></text:p>
      <text:p text:style-name="P13"><text:span text:style-name="T22"/></text:p>
      <text:p text:style-name="P13"><text:span text:style-name="T22">if flag:</text:span></text:p>
      <text:p text:style-name="P13"><text:span text:style-name="T22"><text:s text:c="4"/>print("The number you have entered {} is not prime number".format(num))</text:span></text:p>
      <text:p text:style-name="P13"><text:span text:style-name="T22">else:</text:span></text:p>
      <text:p text:style-name="P13"><text:span text:style-name="T22"><text:s text:c="4"/>print("The number you have entered {} is<text:s text:c="2"/>prime number".format(num))</text:span></text:p>
      <text:p text:style-name="P14"><draw:frame text:anchor-type="as-char" svg:width="102.92mm" svg:height="7.41mm" style:rel-width="scale" style:rel-height="scale"><draw:object-ole xlink:href="OleObj7"/><draw:image xlink:href="ObjectReplacements/OleObj7"/></draw:frame><text:span text:style-name="T23"/></text:p>
      <text:p text:style-name="P15"><text:span text:style-name="T24"><text:s text:c="4"/>The number you have entered 102 is not prime number.</text:span></text:p>
      <text:p text:style-name="P15"><text:span text:style-name="T25">5. Write a Python Program to Print all Prime Numbers in an Interval of 1-10000?</text:span></text:p>
      <text:p text:style-name="P15"><text:span text:style-name="T25">Sol.</text:span></text:p>
      <text:p text:style-name="P15"><text:span text:style-name="T26">lower = 100</text:span></text:p>
      <text:p text:style-name="P15"><text:span text:style-name="T26">upper = 200</text:span></text:p>
      <text:p text:style-name="P15"><text:span text:style-name="T26"/></text:p>
      <text:p text:style-name="P15"><text:span text:style-name="T26">for num in range(lower,upper+1):</text:span></text:p>
      <text:p text:style-name="P15"><text:span text:style-name="T26"><text:s text:c="4"/>if num &gt; 1:</text:span></text:p>
      <text:p text:style-name="P15"><text:span text:style-name="T26"><text:s text:c="8"/>for i in range(2,num):</text:span></text:p>
      <text:p text:style-name="P15"><text:span text:style-name="T26"><text:s text:c="12"/>if (num%i == 0):</text:span></text:p>
      <text:p text:style-name="P15"><text:span text:style-name="T26"><text:s text:c="16"/>break</text:span></text:p>
      <text:p text:style-name="P15"><text:span text:style-name="T26"><text:s text:c="8"/>else:</text:span></text:p>
      <text:p text:style-name="P15"><text:span text:style-name="T26"><text:s text:c="12"/>print(num)</text:span></text:p>
      <text:p text:style-name="P15"><text:span text:style-name="T26"/></text:p>
      <text:p text:style-name="P16"><draw:frame text:anchor-type="as-char" svg:width="152.40mm" svg:height="85.73mm" style:rel-width="scale" style:rel-height="scale"><draw:object-ole xlink:href="OleObj8"/><draw:image xlink:href="ObjectReplacements/OleObj8"/></draw:frame><text:span text:style-name="T27"/></text:p>
      <text:p text:style-name="P17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